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eelawadee UI" svg:font-family="'Leelawadee UI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6pt" officeooo:rsid="00197cfc" officeooo:paragraph-rsid="00197cfc" style:font-size-asian="16pt" style:font-size-complex="16pt"/>
    </style:style>
    <style:style style:name="P2" style:family="paragraph" style:parent-style-name="Standard">
      <style:text-properties style:font-name="Arial" fo:font-size="16pt" fo:language="en" fo:country="US" officeooo:rsid="0017c263" officeooo:paragraph-rsid="00197cfc" style:font-size-asian="16pt" style:font-size-complex="16pt"/>
    </style:style>
    <style:style style:name="P3" style:family="paragraph" style:parent-style-name="Standard">
      <style:text-properties style:font-name="Arial" fo:font-size="16pt" fo:language="en" fo:country="US" officeooo:rsid="00197cfc" officeooo:paragraph-rsid="00197cfc" style:font-size-asian="16pt" style:font-size-complex="16pt"/>
    </style:style>
    <style:style style:name="P4" style:family="paragraph" style:parent-style-name="Standard">
      <style:text-properties style:font-name="Arial" fo:font-size="16pt" fo:language="en" fo:country="US" officeooo:rsid="001a6395" officeooo:paragraph-rsid="001a6395" style:font-size-asian="16pt" style:font-size-complex="16pt"/>
    </style:style>
    <style:style style:name="P5" style:family="paragraph" style:parent-style-name="Standard">
      <style:text-properties style:font-name="Arial" fo:font-size="16pt" fo:language="en" fo:country="US" officeooo:rsid="001ab92b" officeooo:paragraph-rsid="001ab92b" style:font-size-asian="16pt" style:font-size-complex="16pt"/>
    </style:style>
    <style:style style:name="P6" style:family="paragraph" style:parent-style-name="Standard">
      <style:text-properties style:font-name="Arial" fo:font-size="16pt" fo:language="en" fo:country="US" fo:font-weight="bold" officeooo:rsid="001ab92b" officeooo:paragraph-rsid="001ab92b" style:font-size-asian="16pt" style:font-weight-asian="bold" style:font-size-complex="16pt" style:font-weight-complex="bold"/>
    </style:style>
    <style:style style:name="P7" style:family="paragraph" style:parent-style-name="Standard">
      <style:text-properties style:font-name="Arial" fo:font-size="16pt" fo:language="en" fo:country="US" officeooo:rsid="001dd5f3" officeooo:paragraph-rsid="001dd5f3" style:font-size-asian="16pt" style:font-size-complex="16pt"/>
    </style:style>
    <style:style style:name="P8" style:family="paragraph" style:parent-style-name="Standard">
      <style:text-properties style:font-name="Arial" fo:font-size="16pt" fo:language="en" fo:country="US" officeooo:rsid="001ffc0b" officeooo:paragraph-rsid="001ffc0b" style:font-size-asian="16pt" style:font-size-complex="16pt"/>
    </style:style>
    <style:style style:name="P9" style:family="paragraph" style:parent-style-name="Standard">
      <style:text-properties style:font-name="Arial" fo:font-size="16pt" fo:language="en" fo:country="US" officeooo:rsid="001a6395" officeooo:paragraph-rsid="001a6395" style:font-size-asian="16pt" style:font-size-complex="16pt"/>
    </style:style>
    <style:style style:name="P10" style:family="paragraph" style:parent-style-name="Standard">
      <style:text-properties style:font-name="Arial" fo:font-size="16pt" fo:language="en" fo:country="US" officeooo:rsid="001ab92b" officeooo:paragraph-rsid="001ab92b" style:font-size-asian="16pt" style:font-size-complex="16pt"/>
    </style:style>
    <style:style style:name="P11" style:family="paragraph" style:parent-style-name="Standard">
      <style:text-properties style:font-name="Arial" fo:font-size="16pt" fo:language="en" fo:country="US" fo:font-weight="bold" officeooo:rsid="001ab92b" officeooo:paragraph-rsid="001ab92b" style:font-size-asian="16pt" style:font-weight-asian="bold" style:font-size-complex="16pt" style:font-weight-complex="bold"/>
    </style:style>
    <style:style style:name="T1" style:family="text">
      <style:text-properties officeooo:rsid="00197cfc"/>
    </style:style>
    <style:style style:name="T2" style:family="text">
      <style:text-properties officeooo:rsid="0017c263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97cfc" style:font-weight-asian="bold" style:font-weight-complex="bold"/>
    </style:style>
    <style:style style:name="T5" style:family="text">
      <style:text-properties officeooo:rsid="001c9757"/>
    </style:style>
    <style:style style:name="T6" style:family="text">
      <style:text-properties officeooo:rsid="001dd5f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-</text:p>
      <text:p text:style-name="P2">We know, from <text:span text:style-name="T1">past </text:span>observations, <text:span text:style-name="T1">that</text:span><text:span text:style-name="T4"> c</text:span><text:span text:style-name="T3">limate warming i</text:span><text:span text:style-name="T4">s already having </text:span><text:span text:style-name="T3">an effect on plant species distribution</text:span></text:p>
      <text:p text:style-name="P3">Example: <text:span text:style-name="T2">upward shift of forest plant species</text:span></text:p>
      <text:p text:style-name="P3">We, scientists, <text:span text:style-name="T2">use models to try to predict these effects</text:span></text:p>
      <text:p text:style-name="P3"><text:span text:style-name="T2">M</text:span>odel projections can inform policymakers on the threats against ecosystems </text:p>
      <text:p text:style-name="P3"/>
      <text:p text:style-name="P3">2-</text:p>
      <text:p text:style-name="P3">We also know that model performance commonly decrease in distant past</text:p>
      <text:p text:style-name="P3">Example: species distribution models, from Fitzpatrick et al. show a strong decrease of statistical model performance when we get in different climatic conditions than present conditions</text:p>
      <text:p text:style-name="P3"/>
      <text:p text:style-name="P3">3- </text:p>
      <text:p text:style-name="P3"><text:span text:style-name="T2">F</text:span>inally, future climate change is expected to create novel climates, this could be an issue for the models we are using</text:p>
      <text:p text:style-name="P3"/>
      <text:p text:style-name="P3">4-</text:p>
      <text:p text:style-name="P3"><text:span text:style-name="T3">Because we do not really know what is important for a model to be robust</text:span> </text:p>
      <text:p text:style-name="P3">Regarding SDM, there is mainly two types of model</text:p>
      <text:p text:style-name="P4">On one side, CSDM based on statistical correlations between bioclimatic predictors and species occurrence </text:p>
      <text:p text:style-name="P4">Whether, on the other side of the spectrum: PBM built with cause-to-effect equations, calibrated with measurments, experiments, and so on</text:p>
      <text:p text:style-name="P4"/>
      <text:p text:style-name="P4">5- </text:p>
      <text:p text:style-name="P4">Right in the middle of the spectrum, there are hybrid models</text:p>
      <text:p text:style-name="P4">There are different types: here for example, fitted PBM, fully calibrated with species distributions</text:p>
      <text:p text:style-name="P4"/>
      <text:p text:style-name="P4">6- </text:p>
      <text:p text:style-name="P4">What we have done is to assess the performance of these 3 types of models, so we use 8 models, <text:span text:style-name="T3">we simulation past distributions </text:span>of 5 tree species, taking into account migration, and we evaluate model predictions against pollen data</text:p>
      <text:p text:style-name="P4"><text:soft-page-break/></text:p>
      <text:p text:style-name="P4">7- </text:p>
      <text:p text:style-name="P4">This is a little example of what we can obtain, after those simulations, for 3 models out of 8, we can see the colonization of Quercus during the Holocene</text:p>
      <text:p text:style-name="P4"/>
      <text:p text:style-name="P4">8- </text:p>
      <text:p text:style-name="P4">From a performance point of view, we show that all model have a decrease of performance when we get further back in the past</text:p>
      <text:p text:style-name="P4">- CSDM and FPBM are better in closer conditions from present, which make sense because they are calibrated using current distributions</text:p>
      <text:p text:style-name="P4">- Whereas both PBM are better in more distant and novel climatic conditions, and PBM are the model with the higher transferability across the Holocene</text:p>
      <text:p text:style-name="P4"/>
      <text:p text:style-name="P8">9-</text:p>
      <text:p text:style-name="P8">Most of the variability among models performance is due to the differences in their projections during the Early Holocene</text:p>
      <text:p text:style-name="P8">This was a critical period, with a rapid global warming</text:p>
      <text:p text:style-name="P8">Both PBM types were more performant than CSDMs to predict species recolonization dynamics</text:p>
      <text:p text:style-name="P4"/>
      <text:p text:style-name="P4">9- </text:p>
      <text:p text:style-name="P4"><text:span text:style-name="T3">When we try to quantify this decrease of performance against climatic dissimilarity</text:span>, we show that CSDM has a stronger decrease, PBM has the lowest decrease and fitted PBM have an intermediate behaviour</text:p>
      <text:p text:style-name="P7">By explicitly representing causal relationships, both fitted and expert PBMs thus seem to be less affected by the increase in climatic dissimilarity, where species-climate correlations assumed in CSDM may not hold true</text:p>
      <text:p text:style-name="P7"/>
      <text:p text:style-name="P8">10-</text:p>
      <text:p text:style-name="P8">Fitted PBMs thus seem to borough strengths from both approaches, i.e. describe causal relationships between environmental conditions and species performance and precise estimation of parameter values</text:p>
      <text:p text:style-name="P8"><text:soft-page-break/>Some parameters are difficult to measure, or even so far unmeasurable =&gt; inverse calibration can provide a valuable opportunity to estimate the values of these parameters</text:p>
      <text:p text:style-name="P8"/>
      <text:p text:style-name="P4"/>
      <text:p text:style-name="P4">10- </text:p>
      <text:p text:style-name="P5">Since both PBM have a lowest decrease: process-based structure seems critical for both model performance and transferability</text:p>
      <text:p text:style-name="P6">But PBM are quite hard to calibrate, and to use for several species, there is a lack of data to calibrate them</text:p>
      <text:p text:style-name="P6"/>
      <text:p text:style-name="P5">And thus, <text:s/>what is really interesting, is that we show that inverse calibration could be a good way to calibrate these PBM, <text:span text:style-name="T3">with large scale data</text:span> (either distribution, but also for example remote sensing data) to find parameter values that can be applied across large areas such as Europe =&gt; finally, to develop the use of PBM</text:p>
      <text:p text:style-name="P5"/>
      <text:p text:style-name="P5"/>
      <text:p text:style-name="P5">11- </text:p>
      <text:p text:style-name="P5">To end this presentation with quite a pessimistic note, <text:span text:style-name="T3">despite the importance of PB structure, no model is perfect</text:span>: all have a performance decrease <text:span text:style-name="T5">in the Holocene</text:span> and <text:span text:style-name="T6">t</text:span>he occurrence of novel climates is predicted to increase <text:span text:style-name="T6">=&gt; we should be careful</text:span></text:p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Leelawadee UI" svg:font-family="'Leelawadee UI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06T17:15:15.504000000</meta:creation-date>
    <dc:date>2023-12-07T14:39:03.020000000</dc:date>
    <meta:editing-duration>PT3H27M36S</meta:editing-duration>
    <meta:editing-cycles>4</meta:editing-cycles>
    <meta:generator>LibreOffice/7.4.7.2$Windows_X86_64 LibreOffice_project/723314e595e8007d3cf785c16538505a1c878ca5</meta:generator>
    <dc:creator>Victor Van der Meersch</dc:creator>
    <meta:document-statistic meta:table-count="0" meta:image-count="0" meta:object-count="0" meta:page-count="3" meta:paragraph-count="42" meta:word-count="633" meta:character-count="3882" meta:non-whitespace-character-count="3279"/>
  </office:meta>
</office:document-meta>
</file>